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gIntegerDeserializerTest.test_vo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setValue( BigInteg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IntegerDeserializerTest.test_vo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2.setValue( BigInteg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2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IntegerDeserializer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IntegerDeserializerTest.test_v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gIntegerDeserializerTest.test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